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C05C2AEBB921B20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able_20_Contents">
      <style:text-properties fo:language="cs" fo:country="CZ" style:language-complex="ar" style:country-complex="SA"/>
    </style:style>
    <style:style style:name="P7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9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0974f9" style:language-complex="ar" style:country-complex="SA"/>
    </style:style>
    <style:style style:name="P11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2" style:family="paragraph" style:parent-style-name="Table_20_Contents">
      <style:text-properties fo:language="cs" fo:country="CZ" officeooo:paragraph-rsid="0006b85d" style:language-complex="ar" style:country-complex="SA"/>
    </style:style>
    <style:style style:name="P13" style:family="paragraph" style:parent-style-name="Table_20_Contents">
      <style:text-properties fo:language="cs" fo:country="CZ" officeooo:rsid="000a1a5a" officeooo:paragraph-rsid="000a1a5a" style:language-complex="ar" style:country-complex="SA"/>
    </style:style>
    <style:style style:name="P14" style:family="paragraph" style:parent-style-name="Table_20_Contents">
      <style:text-properties fo:font-size="11pt" fo:language="cs" fo:country="CZ" officeooo:paragraph-rsid="0006b85d" style:font-size-asian="11pt" style:font-size-complex="11pt" style:language-complex="ar" style:country-complex="SA"/>
    </style:style>
    <style:style style:name="P15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b85d" officeooo:paragraph-rsid="0006b85d" style:language-complex="ar" style:country-complex="SA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b485c" style:language-complex="ar" style:country-complex="SA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6b85d"/>
    </style:style>
    <style:style style:name="T7" style:family="text">
      <style:text-properties fo:language="en" fo:country="US" officeooo:rsid="0006b85d"/>
    </style:style>
    <style:style style:name="T8" style:family="text">
      <style:text-properties fo:language="en" fo:country="US" officeooo:rsid="000974f9"/>
    </style:style>
    <style:style style:name="T9" style:family="text">
      <style:text-properties fo:language="en" fo:country="US" officeooo:rsid="000dc69a"/>
    </style:style>
    <style:style style:name="T10" style:family="text">
      <style:text-properties fo:color="#000000" fo:font-size="13pt" style:font-size-asian="13pt" style:font-size-complex="13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officeooo:rsid="000974f9"/>
    </style:style>
    <style:style style:name="T13" style:family="text">
      <style:text-properties officeooo:rsid="000a7b27"/>
    </style:style>
    <style:style style:name="T14" style:family="text">
      <style:text-properties officeooo:rsid="000b485c"/>
    </style:style>
    <style:style style:name="T15" style:family="text">
      <style:text-properties officeooo:rsid="000dc69a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3">RV 60/2106</text:span></text:p>
      <text:p text:style-name="P15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6"><text:span text:style-name="T2">Zadavatel</text:span>:</text:p>
          </table:table-cell>
          <table:table-cell table:style-name="Tabulka1.A1" office:value-type="string">
            <text:p text:style-name="P7"><text:span text:style-name="T2">Česká pirátská strana, </text:span>organizační složka: <text:span text:style-name="T13">Republikové předsednictvo</text:span></text:p>
            <text:p text:style-name="P8">zastoupena: <text:span text:style-name="T14">Bc. Vojtěch Pikal, místopředseda strany</text:span></text:p>
            <text:p text:style-name="P8">e-mail: <text:span text:style-name="T14">vojtech.pikal</text:span><text:span text:style-name="T7">@pirati.cz</text:span></text:p>
            <text:p text:style-name="P7">kontakt: <text:span text:style-name="T12">Ing. et Ing. Martin Šmída, </text:span>e-mail: <text:span text:style-name="T12">martin.smida</text:span><text:span text:style-name="T7">@pirati.cz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Dodavatel</text:span>:</text:p>
          </table:table-cell>
          <table:table-cell table:style-name="Tabulka1.A1" office:value-type="string">
            <text:p text:style-name="P6">Jméno: <text:span text:style-name="T12">Bc. Jan Novák</text:span></text:p>
            <text:p text:style-name="P10"><text:span text:style-name="T11">■</text:span><text:bookmark-start text:name="__DdeLink__1978_1106510073"/><text:span text:style-name="T11"> </text:span><text:bookmark-end text:name="__DdeLink__1978_1106510073"/>není podnikatel, ročník: <text:span text:style-name="T12">1991</text:span> město bydliště: <text:span text:style-name="T14">Týn nad Vltavou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Zadané úkoly</text:span>:</text:p>
          </table:table-cell>
          <table:table-cell table:style-name="Tabulka1.A1" office:value-type="string">
            <text:p text:style-name="P13">Vedoucí personálního odboru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Časová náročnost</text:span>:</text:p>
          </table:table-cell>
          <table:table-cell table:style-name="Tabulka1.A1" office:value-type="string">
            <text:p text:style-name="P11">Odhad: <text:span text:style-name="T9">40</text:span>h (slovy: <text:span text:style-name="T12">šestnáct</text:span> hodin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Smluvní typ</text:span>:</text:p>
          </table:table-cell>
          <table:table-cell table:style-name="Tabulka1.A1" office:value-type="string">
            <text:p text:style-name="P14"><text:span text:style-name="T10">■</text:span><text:span text:style-name="T7"> smlouva o v</text:span><text:span text:style-name="T6">ýkonu funkce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Místo plnění</text:span>:</text:p>
          </table:table-cell>
          <table:table-cell table:style-name="Tabulka1.A1" office:value-type="string">
            <text:p text:style-name="P9">Česká republika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Odměna</text:span>:</text:p>
          </table:table-cell>
          <table:table-cell table:style-name="Tabulka1.A1" office:value-type="string">
            <text:p text:style-name="P6"><text:span text:style-name="T15">5 500</text:span> Kč (slovy: <text:span text:style-name="T15">pšttisícpětset </text:span>korun českých)</text:p>
            <text:p text:style-name="P6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2">Termín provedení</text:span>:</text:p>
          </table:table-cell>
          <table:table-cell table:style-name="Tabulka1.A1" office:value-type="string">
            <text:p text:style-name="P12"><text:span text:style-name="T10">■</text:span> do <text:span text:style-name="T14">31.12.2018</text:span><text:tab/><text:tab/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<text:s/><text:span text:style-name="T14">Praze</text:span> dne <text:span text:style-name="T14">01.01.2017</text:span></text:p>
      <text:p text:style-name="P5">Za zadavatele: <text:s/><text:tab/><text:tab/><text:tab/>Za dodavatele: </text:p>
      <text:p text:style-name="P16"><text:span text:style-name="T14">Bc. Vojtěch Pikal</text:span><text:tab/><text:tab/> <text:s text:c="36"/>Bc. <text:span text:style-name="T14">Jan Novák</text:span></text:p>
      <text:p text:style-name="P17"><text:span text:style-name="T14">1</text:span>. místopředseda strany</text:p>
      <text:p text:style-name="P17"/>
      <text:p text:style-name="P17">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C05C2AEBB921B20D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8</meta:editing-cycles>
    <meta:print-date>2017-01-02T19:06:06.634270916</meta:print-date>
    <meta:creation-date>2016-10-19T16:22:00</meta:creation-date>
    <dc:date>2017-04-17T15:32:13.280309617</dc:date>
    <dc:language>cs-CZ</dc:language>
    <meta:editing-duration>PT18M52S</meta:editing-duration>
    <meta:generator>LibreOffice/5.1.6.2$Linux_X86_64 LibreOffice_project/10m0$Build-2</meta:generator>
    <meta:printed-by>Vladislav Tobias Esner</meta:printed-by>
    <meta:document-statistic meta:table-count="1" meta:image-count="1" meta:object-count="0" meta:page-count="1" meta:paragraph-count="33" meta:word-count="175" meta:character-count="1375" meta:non-whitespace-character-count="1179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